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4cm" style:auto-text-indent="false" style:page-number="auto" fo:background-color="transparent"/>
      <style:text-properties fo:font-size="14pt" fo:font-weight="bold" officeooo:rsid="001dddf8" officeooo:paragraph-rsid="001dddf8" style:font-size-asian="12.25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text-indent="0.4cm" style:auto-text-indent="false" fo:background-color="transparent"/>
      <style:text-properties fo:font-size="14pt" fo:font-weight="bold" officeooo:rsid="001dddf8" officeooo:paragraph-rsid="001dddf8" style:font-size-asian="12.25pt" style:font-weight-asian="bold" style:font-size-complex="14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text-indent="0.4cm" style:auto-text-indent="false" fo:background-color="transparent"/>
      <style:text-properties fo:font-size="14pt" fo:font-weight="bold" officeooo:rsid="00200ba6" officeooo:paragraph-rsid="00200ba6" style:font-size-asian="12.25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2pt" fo:font-weight="normal" officeooo:rsid="001dddf8" officeooo:paragraph-rsid="001dddf8" style:font-size-asian="10.5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2pt" fo:font-weight="normal" officeooo:rsid="00200ba6" officeooo:paragraph-rsid="00200ba6" style:font-size-asian="10.5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2pt" fo:font-weight="normal" officeooo:rsid="001dddf8" officeooo:paragraph-rsid="001dddf8" style:font-size-asian="10.5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2pt" fo:font-weight="normal" officeooo:rsid="002233c3" officeooo:paragraph-rsid="002233c3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ódulos</text:p>
      <text:p text:style-name="P2"/>
      <text:p text:style-name="P7">Um módulo de Python é um conjunto de funções dentro de um ficheiro chamado __init__.py, contido numa pasta.</text:p>
      <text:p text:style-name="P4"/>
      <text:p text:style-name="P4">Para importar um módulo, é preciso tê-lo no mesmo directory que o programa que estamos a fazer, e depois fazemos:</text:p>
      <text:p text:style-name="P4"/>
      <text:p text:style-name="P4">import Folder.Module_Name</text:p>
      <text:p text:style-name="P4"/>
      <text:p text:style-name="P4"/>
      <text:p text:style-name="P4"/>
      <text:p text:style-name="P3">Pacotes</text:p>
      <text:p text:style-name="P3"/>
      <text:p text:style-name="P5">Qulaquer pasta pode ser um pacote de python. Um Pacote é um conjunto de módulos organizados por tópico.</text:p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eu_20_estilo_20_1" style:display-name="Meu estilo 1" style:family="paragraph" style:parent-style-name="Standard">
      <loext:graphic-properties draw:fill="none" draw:fill-color="#729fcf"/>
      <style:paragraph-properties fo:margin-left="0cm" fo:margin-right="0cm" fo:text-indent="0.199cm" style:auto-text-indent="false" fo:background-color="transparent"/>
      <style:text-properties officeooo:rsid="001b242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1.0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0:34:44.095000000</meta:creation-date>
    <meta:generator>LibreOffice/6.0.7.3$Windows_X86_64 LibreOffice_project/dc89aa7a9eabfd848af146d5086077aeed2ae4a5</meta:generator>
    <meta:editing-duration>PT56M13S</meta:editing-duration>
    <meta:editing-cycles>5</meta:editing-cycles>
    <dc:title>Modelo 1</dc:title>
    <dc:date>2019-07-20T19:08:36.159000000</dc:date>
    <meta:document-statistic meta:table-count="0" meta:image-count="0" meta:object-count="0" meta:page-count="1" meta:paragraph-count="6" meta:word-count="60" meta:character-count="362" meta:non-whitespace-character-count="308"/>
    <meta:template xlink:type="simple" xlink:actuate="onRequest" xlink:title="Modelo 1" xlink:href="../../../../../../../AppData/Roaming/LibreOffice/4/user/template/Modelo%201.ott" meta:date="2019-04-25T10:34:43.823000000"/>
  </office:meta>
</office:document-meta>
</file>